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style:font-name="DejaVu Sans Mono"/>
    </style:style>
    <style:style style:name="P6" style:family="paragraph" style:parent-style-name="Heading_20_1">
      <style:paragraph-properties fo:break-before="page"/>
      <style:text-properties style:font-name="DejaVu Sans Mono" officeooo:rsid="001cb05c" officeooo:paragraph-rsid="001cb05c"/>
    </style:style>
    <style:style style:name="P7" style:family="paragraph" style:parent-style-name="Text_20_body">
      <style:text-properties style:font-name="DejaVu Sans Mono" officeooo:rsid="001cb05c" officeooo:paragraph-rsid="001cb05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2_2927275139" text:style-name="Index_20_Link" text:visited-style-name="Index_20_Link">Photon enters from 1<text:tab/>2</text:a></text:p>
          <text:p text:style-name="P2"><text:a xlink:type="simple" xlink:href="#__RefHeading___Toc41_2927275139" text:style-name="Index_20_Link" text:visited-style-name="Index_20_Link">psi_qubits = [0, 1], N = 2, realign = False:<text:tab/>2</text:a></text:p>
          <text:p text:style-name="P2"><text:a xlink:type="simple" xlink:href="#__RefHeading___Toc43_2927275139" text:style-name="Index_20_Link" text:visited-style-name="Index_20_Link">psi_qubits = [0, 1], N = 2, realign = True:<text:tab/>2</text:a></text:p>
          <text:p text:style-name="P2"><text:a xlink:type="simple" xlink:href="#__RefHeading___Toc4_2927275139" text:style-name="Index_20_Link" text:visited-style-name="Index_20_Link">psi_qubits = [0, 1], N = 3, realign = False:<text:tab/>2</text:a></text:p>
          <text:p text:style-name="P2"><text:a xlink:type="simple" xlink:href="#__RefHeading___Toc45_2927275139" text:style-name="Index_20_Link" text:visited-style-name="Index_20_Link">psi_qubits = [0, 1], N = 3, realign = True:<text:tab/>3</text:a></text:p>
          <text:p text:style-name="P2"><text:a xlink:type="simple" xlink:href="#__RefHeading___Toc47_2927275139" text:style-name="Index_20_Link" text:visited-style-name="Index_20_Link">psi_qubits = [1, 0], N = 2, realign = False:<text:tab/>3</text:a></text:p>
          <text:p text:style-name="P2"><text:a xlink:type="simple" xlink:href="#__RefHeading___Toc49_2927275139" text:style-name="Index_20_Link" text:visited-style-name="Index_20_Link">psi_qubits = [1, 0], N = 2, realign = True:<text:tab/>3</text:a></text:p>
          <text:p text:style-name="P2"><text:a xlink:type="simple" xlink:href="#__RefHeading___Toc51_2927275139" text:style-name="Index_20_Link" text:visited-style-name="Index_20_Link">psi_qubits = [1, 0], N = 3, realign = False:<text:tab/>4</text:a></text:p>
          <text:p text:style-name="P2"><text:a xlink:type="simple" xlink:href="#__RefHeading___Toc53_2927275139" text:style-name="Index_20_Link" text:visited-style-name="Index_20_Link">psi_qubits = [1, 0], N = 3, realign = True:<text:tab/>4</text:a></text:p>
          <text:p text:style-name="P2"><text:a xlink:type="simple" xlink:href="#__RefHeading___Toc55_2927275139" text:style-name="Index_20_Link" text:visited-style-name="Index_20_Link">psi_qubits = [1, 1], N = 2, realign = False:<text:tab/>5</text:a></text:p>
          <text:p text:style-name="P2"><text:a xlink:type="simple" xlink:href="#__RefHeading___Toc57_2927275139" text:style-name="Index_20_Link" text:visited-style-name="Index_20_Link">psi_qubits = [1, 1], N = 2, realign = True:<text:tab/>5</text:a></text:p>
          <text:p text:style-name="P2"><text:a xlink:type="simple" xlink:href="#__RefHeading___Toc59_2927275139" text:style-name="Index_20_Link" text:visited-style-name="Index_20_Link">psi_qubits = [1, 1], N = 3, realign = False:<text:tab/>5</text:a></text:p>
          <text:p text:style-name="P2"><text:a xlink:type="simple" xlink:href="#__RefHeading___Toc61_2927275139" text:style-name="Index_20_Link" text:visited-style-name="Index_20_Link">psi_qubits = [1, 1], N = 3, realign = True:<text:tab/>6</text:a></text:p>
          <text:p text:style-name="P1"><text:a xlink:type="simple" xlink:href="#__RefHeading___Toc288_2927275139" text:style-name="Index_20_Link" text:visited-style-name="Index_20_Link">Photon enters equally<text:tab/>7</text:a></text:p>
          <text:p text:style-name="P2"><text:a xlink:type="simple" xlink:href="#__RefHeading___Toc290_2927275139" text:style-name="Index_20_Link" text:visited-style-name="Index_20_Link">psi_qubits = [0, 1], N = 2, realign = False:<text:tab/>7</text:a></text:p>
          <text:p text:style-name="P2"><text:a xlink:type="simple" xlink:href="#__RefHeading___Toc292_2927275139" text:style-name="Index_20_Link" text:visited-style-name="Index_20_Link">psi_qubits = [0, 1], N = 2, realign = True:<text:tab/>7</text:a></text:p>
          <text:p text:style-name="P2"><text:a xlink:type="simple" xlink:href="#__RefHeading___Toc294_2927275139" text:style-name="Index_20_Link" text:visited-style-name="Index_20_Link">psi_qubits = [0, 1], N = 3, realign = False:<text:tab/>7</text:a></text:p>
          <text:p text:style-name="P2"><text:a xlink:type="simple" xlink:href="#__RefHeading___Toc296_2927275139" text:style-name="Index_20_Link" text:visited-style-name="Index_20_Link">psi_qubits = [0, 1], N = 3, realign = True:<text:tab/>8</text:a></text:p>
          <text:p text:style-name="P2"><text:a xlink:type="simple" xlink:href="#__RefHeading___Toc298_2927275139" text:style-name="Index_20_Link" text:visited-style-name="Index_20_Link">psi_qubits = [1, 0], N = 2, realign = False:<text:tab/>8</text:a></text:p>
          <text:p text:style-name="P2"><text:a xlink:type="simple" xlink:href="#__RefHeading___Toc300_2927275139" text:style-name="Index_20_Link" text:visited-style-name="Index_20_Link">psi_qubits = [1, 0], N = 2, realign = True:<text:tab/>8</text:a></text:p>
          <text:p text:style-name="P2"><text:a xlink:type="simple" xlink:href="#__RefHeading___Toc302_2927275139" text:style-name="Index_20_Link" text:visited-style-name="Index_20_Link">psi_qubits = [1, 0], N = 3, realign = False:<text:tab/>9</text:a></text:p>
          <text:p text:style-name="P2"><text:a xlink:type="simple" xlink:href="#__RefHeading___Toc304_2927275139" text:style-name="Index_20_Link" text:visited-style-name="Index_20_Link">psi_qubits = [1, 0], N = 3, realign = True:<text:tab/>9</text:a></text:p>
          <text:p text:style-name="P2"><text:a xlink:type="simple" xlink:href="#__RefHeading___Toc306_2927275139" text:style-name="Index_20_Link" text:visited-style-name="Index_20_Link">psi_qubits = [1, 1], N = 2, realign = False:<text:tab/>10</text:a></text:p>
          <text:p text:style-name="P2"><text:a xlink:type="simple" xlink:href="#__RefHeading___Toc308_2927275139" text:style-name="Index_20_Link" text:visited-style-name="Index_20_Link">psi_qubits = [1, 1], N = 2, realign = True:<text:tab/>10</text:a></text:p>
          <text:p text:style-name="P2"><text:a xlink:type="simple" xlink:href="#__RefHeading___Toc310_2927275139" text:style-name="Index_20_Link" text:visited-style-name="Index_20_Link">psi_qubits = [1, 1], N = 3, realign = False:<text:tab/>10</text:a></text:p>
          <text:p text:style-name="P2"><text:a xlink:type="simple" xlink:href="#__RefHeading___Toc312_2927275139" text:style-name="Index_20_Link" text:visited-style-name="Index_20_Link">psi_qubits = [1, 1], N = 3, realign = True:<text:tab/>11</text:a></text:p>
        </text:index-body>
      </text:table-of-content>
      <text:h text:style-name="Heading_20_1" text:outline-level="1"/>
      <text:h text:style-name="P3" text:outline-level="1"/>
      <text:h text:style-name="P4" text:outline-level="1"><text:bookmark-start text:name="__RefHeading___Toc2_2927275139"/>Photon enters from 1<text:bookmark-end text:name="__RefHeading___Toc2_2927275139"/></text:h>
      <text:p text:style-name="P5"/>
      <text:h text:style-name="Heading_20_2" text:outline-level="2"><text:bookmark-start text:name="__RefHeading___Toc41_2927275139"/>psi_qubits = [0, 1], N = 2, realign = False:<text:bookmark-end text:name="__RefHeading___Toc41_2927275139"/></text:h>
      <text:p text:style-name="P5">n <text:s text:c="13"/>0 <text:s/>1 <text:s/>2 <text:s text:c="3"/>T</text:p>
      <text:p text:style-name="P5">probability <text:s/>1.0 <text:s/>◯ <text:s/>◯ <text:s/>1.0</text:p>
      <text:p text:style-name="P5">00 <text:s text:c="12"/>◯ <text:s/>◯ <text:s/>◯ <text:s text:c="3"/>◯</text:p>
      <text:p text:style-name="P5">01 <text:s text:c="12"/>◯ <text:s/>◯ <text:s/>◯ <text:s text:c="3"/>◯</text:p>
      <text:p text:style-name="P5">10 <text:s text:c="12"/>◯ <text:s/>◯ <text:s/>◯ <text:s text:c="3"/>◯</text:p>
      <text:p text:style-name="P5">11 <text:s text:c="10"/>1.0 <text:s/>◯ <text:s/>◯ <text:s/>1.0</text:p>
      <text:p text:style-name="P5"/>
      <text:h text:style-name="Heading_20_2" text:outline-level="2"><text:bookmark-start text:name="__RefHeading___Toc43_2927275139"/>psi_qubits = [0, 1], N = 2, realign = True:<text:bookmark-end text:name="__RefHeading___Toc43_2927275139"/></text:h>
      <text:p text:style-name="P5">n <text:s text:c="13"/>0 <text:s/>1 <text:s/>2 <text:s text:c="3"/>T</text:p>
      <text:p text:style-name="P5">probability <text:s/>1.0 <text:s/>◯ <text:s/>◯ <text:s/>1.0</text:p>
      <text:p text:style-name="P5">00 <text:s text:c="10"/>1.0 <text:s/>◯ <text:s/>◯ <text:s/>1.0</text:p>
      <text:p text:style-name="P5">01 <text:s text:c="12"/>◯ <text:s/>◯ <text:s/>◯ <text:s text:c="3"/>◯</text:p>
      <text:p text:style-name="P5">10 <text:s text:c="12"/>◯ <text:s/>◯ <text:s/>◯ <text:s text:c="3"/>◯</text:p>
      <text:p text:style-name="P5">11 <text:s text:c="12"/>◯ <text:s/>◯ <text:s/>◯ <text:s text:c="3"/>◯</text:p>
      <text:p text:style-name="P5"/>
      <text:h text:style-name="Heading_20_2" text:outline-level="2"><text:bookmark-start text:name="__RefHeading___Toc4_2927275139"/>psi_qubits = [0, 1], N = 3, realign = False:<text:bookmark-end text:name="__RefHeading___Toc4_2927275139"/></text:h>
      <text:p text:style-name="P5">n <text:s text:c="13"/>0 <text:s/>1 <text:s/>2 <text:s/>3 <text:s text:c="3"/>T</text:p>
      <text:p text:style-name="P5">probability <text:s/>1.0 <text:s/>◯ <text:s/>◯ <text:s/>◯ <text:s/>1.0</text:p>
      <text:p text:style-name="P5">000 <text:s text:c="11"/>◯ <text:s/>◯ <text:s/>◯ <text:s/>◯ <text:s text:c="3"/>◯</text:p>
      <text:p text:style-name="P5">001 <text:s text:c="11"/>◯ <text:s/>◯ <text:s/>◯ <text:s/>◯ <text:s text:c="3"/>◯</text:p>
      <text:p text:style-name="P5">010 <text:s text:c="11"/>◯ <text:s/>◯ <text:s/>◯ <text:s/>◯ <text:s text:c="3"/>◯</text:p>
      <text:p text:style-name="P5">011 <text:s text:c="11"/>◯ <text:s/>◯ <text:s/>◯ <text:s/>◯ <text:s text:c="3"/>◯</text:p>
      <text:p text:style-name="P5">100 <text:s text:c="11"/>◯ <text:s/>◯ <text:s/>◯ <text:s/>◯ <text:s text:c="3"/>◯</text:p>
      <text:p text:style-name="P5">101 <text:s text:c="11"/>◯ <text:s/>◯ <text:s/>◯ <text:s/>◯ <text:s text:c="3"/>◯</text:p>
      <text:p text:style-name="P5"><text:soft-page-break/>110 <text:s text:c="11"/>◯ <text:s/>◯ <text:s/>◯ <text:s/>◯ <text:s text:c="3"/>◯</text:p>
      <text:p text:style-name="P5">111 <text:s text:c="9"/>1.0 <text:s/>◯ <text:s/>◯ <text:s/>◯ <text:s/>1.0</text:p>
      <text:p text:style-name="P5"/>
      <text:h text:style-name="Heading_20_2" text:outline-level="2"><text:bookmark-start text:name="__RefHeading___Toc45_2927275139"/>psi_qubits = [0, 1], N = 3, realign = True:<text:bookmark-end text:name="__RefHeading___Toc45_2927275139"/></text:h>
      <text:p text:style-name="P5">n <text:s text:c="13"/>0 <text:s/>1 <text:s/>2 <text:s/>3 <text:s text:c="3"/>T</text:p>
      <text:p text:style-name="P5">probability <text:s/>1.0 <text:s/>◯ <text:s/>◯ <text:s/>◯ <text:s/>1.0</text:p>
      <text:p text:style-name="P5">000 <text:s text:c="9"/>1.0 <text:s/>◯ <text:s/>◯ <text:s/>◯ <text:s/>1.0</text:p>
      <text:p text:style-name="P5">001 <text:s text:c="11"/>◯ <text:s/>◯ <text:s/>◯ <text:s/>◯ <text:s text:c="3"/>◯</text:p>
      <text:p text:style-name="P5">010 <text:s text:c="11"/>◯ <text:s/>◯ <text:s/>◯ <text:s/>◯ <text:s text:c="3"/>◯</text:p>
      <text:p text:style-name="P5">011 <text:s text:c="11"/>◯ <text:s/>◯ <text:s/>◯ <text:s/>◯ <text:s text:c="3"/>◯</text:p>
      <text:p text:style-name="P5">100 <text:s text:c="11"/>◯ <text:s/>◯ <text:s/>◯ <text:s/>◯ <text:s text:c="3"/>◯</text:p>
      <text:p text:style-name="P5">101 <text:s text:c="11"/>◯ <text:s/>◯ <text:s/>◯ <text:s/>◯ <text:s text:c="3"/>◯</text:p>
      <text:p text:style-name="P5">110 <text:s text:c="11"/>◯ <text:s/>◯ <text:s/>◯ <text:s/>◯ <text:s text:c="3"/>◯</text:p>
      <text:p text:style-name="P5">111 <text:s text:c="11"/>◯ <text:s/>◯ <text:s/>◯ <text:s/>◯ <text:s text:c="3"/>◯</text:p>
      <text:p text:style-name="P5"/>
      <text:h text:style-name="Heading_20_2" text:outline-level="2"><text:bookmark-start text:name="__RefHeading___Toc47_2927275139"/>psi_qubits = [1, 0], N = 2, realign = False:<text:bookmark-end text:name="__RefHeading___Toc47_2927275139"/></text:h>
      <text:p text:style-name="P5">n <text:s text:c="11"/>0 <text:s text:c="3"/>1 <text:s text:c="3"/>2 <text:s text:c="3"/>T</text:p>
      <text:p text:style-name="P5">probability <text:s/>◯ <text:s/>0.5 <text:s/>0.5 <text:s/>1.0</text:p>
      <text:p text:style-name="P5">00 <text:s text:c="10"/>◯ <text:s/>0.5 <text:s/>0.5 <text:s/>1.0</text:p>
      <text:p text:style-name="P5">01 <text:s text:c="10"/>◯ <text:s text:c="3"/>◯ <text:s text:c="3"/>◯ <text:s text:c="3"/>◯</text:p>
      <text:p text:style-name="P5">10 <text:s text:c="10"/>◯ <text:s text:c="3"/>◯ <text:s text:c="3"/>◯ <text:s text:c="3"/>◯</text:p>
      <text:p text:style-name="P5">11 <text:s text:c="10"/>◯ <text:s text:c="3"/>◯ <text:s text:c="3"/>◯ <text:s text:c="3"/>◯</text:p>
      <text:p text:style-name="P5"/>
      <text:h text:style-name="Heading_20_2" text:outline-level="2"><text:bookmark-start text:name="__RefHeading___Toc49_2927275139"/>psi_qubits = [1, 0], N = 2, realign = True:<text:bookmark-end text:name="__RefHeading___Toc49_2927275139"/></text:h>
      <text:p text:style-name="P5">n <text:s text:c="11"/>0 <text:s text:c="3"/>1 <text:s text:c="3"/>2 <text:s text:c="3"/>T</text:p>
      <text:p text:style-name="P5">probability <text:s/>◯ <text:s/>0.5 <text:s/>0.5 <text:s/>1.0</text:p>
      <text:p text:style-name="P5">00 <text:s text:c="10"/>◯ <text:s/>0.5 <text:s/>0.5 <text:s/>1.0</text:p>
      <text:p text:style-name="P5">01 <text:s text:c="10"/>◯ <text:s text:c="3"/>◯ <text:s text:c="3"/>◯ <text:s text:c="3"/>◯</text:p>
      <text:p text:style-name="P5"><text:soft-page-break/>10 <text:s text:c="10"/>◯ <text:s text:c="3"/>◯ <text:s text:c="3"/>◯ <text:s text:c="3"/>◯</text:p>
      <text:p text:style-name="P5">11 <text:s text:c="10"/>◯ <text:s text:c="3"/>◯ <text:s text:c="3"/>◯ <text:s text:c="3"/>◯</text:p>
      <text:p text:style-name="P5"/>
      <text:h text:style-name="Heading_20_2" text:outline-level="2"><text:bookmark-start text:name="__RefHeading___Toc51_2927275139"/>psi_qubits = [1, 0], N = 3, realign = False:<text:bookmark-end text:name="__RefHeading___Toc51_2927275139"/></text:h>
      <text:p text:style-name="P5">n <text:s text:c="11"/>0 <text:s text:c="5"/>1 <text:s text:c="5"/>2 <text:s text:c="5"/>3 <text:s text:c="3"/>T</text:p>
      <text:p text:style-name="P5">probability <text:s/>◯ <text:s/>0.333 <text:s/>0.333 <text:s/>0.333 <text:s/>1.0</text:p>
      <text:p text:style-name="P5">000 <text:s text:c="9"/>◯ <text:s/>0.333 <text:s/>0.333 <text:s/>0.333 <text:s/>1.0</text:p>
      <text:p text:style-name="P5">001 <text:s text:c="9"/>◯ <text:s text:c="5"/>◯ <text:s text:c="5"/>◯ <text:s text:c="5"/>◯ <text:s text:c="3"/>◯</text:p>
      <text:p text:style-name="P5">010 <text:s text:c="9"/>◯ <text:s text:c="5"/>◯ <text:s text:c="5"/>◯ <text:s text:c="5"/>◯ <text:s text:c="3"/>◯</text:p>
      <text:p text:style-name="P5">011 <text:s text:c="9"/>◯ <text:s text:c="5"/>◯ <text:s text:c="5"/>◯ <text:s text:c="5"/>◯ <text:s text:c="3"/>◯</text:p>
      <text:p text:style-name="P5">100 <text:s text:c="9"/>◯ <text:s text:c="5"/>◯ <text:s text:c="5"/>◯ <text:s text:c="5"/>◯ <text:s text:c="3"/>◯</text:p>
      <text:p text:style-name="P5">101 <text:s text:c="9"/>◯ <text:s text:c="5"/>◯ <text:s text:c="5"/>◯ <text:s text:c="5"/>◯ <text:s text:c="3"/>◯</text:p>
      <text:p text:style-name="P5">110 <text:s text:c="9"/>◯ <text:s text:c="5"/>◯ <text:s text:c="5"/>◯ <text:s text:c="5"/>◯ <text:s text:c="3"/>◯</text:p>
      <text:p text:style-name="P5">111 <text:s text:c="9"/>◯ <text:s text:c="5"/>◯ <text:s text:c="5"/>◯ <text:s text:c="5"/>◯ <text:s text:c="3"/>◯</text:p>
      <text:p text:style-name="P5"/>
      <text:h text:style-name="Heading_20_2" text:outline-level="2"><text:bookmark-start text:name="__RefHeading___Toc53_2927275139"/>psi_qubits = [1, 0], N = 3, realign = True:<text:bookmark-end text:name="__RefHeading___Toc53_2927275139"/></text:h>
      <text:p text:style-name="P5">n <text:s text:c="11"/>0 <text:s text:c="5"/>1 <text:s text:c="5"/>2 <text:s text:c="5"/>3 <text:s text:c="3"/>T</text:p>
      <text:p text:style-name="P5">probability <text:s/>◯ <text:s/>0.333 <text:s/>0.333 <text:s/>0.333 <text:s/>1.0</text:p>
      <text:p text:style-name="P5">000 <text:s text:c="9"/>◯ <text:s/>0.333 <text:s/>0.333 <text:s/>0.333 <text:s/>1.0</text:p>
      <text:p text:style-name="P5">001 <text:s text:c="9"/>◯ <text:s text:c="5"/>◯ <text:s text:c="5"/>◯ <text:s text:c="5"/>◯ <text:s text:c="3"/>◯</text:p>
      <text:p text:style-name="P5">010 <text:s text:c="9"/>◯ <text:s text:c="5"/>◯ <text:s text:c="5"/>◯ <text:s text:c="5"/>◯ <text:s text:c="3"/>◯</text:p>
      <text:p text:style-name="P5">011 <text:s text:c="9"/>◯ <text:s text:c="5"/>◯ <text:s text:c="5"/>◯ <text:s text:c="5"/>◯ <text:s text:c="3"/>◯</text:p>
      <text:p text:style-name="P5">100 <text:s text:c="9"/>◯ <text:s text:c="5"/>◯ <text:s text:c="5"/>◯ <text:s text:c="5"/>◯ <text:s text:c="3"/>◯</text:p>
      <text:p text:style-name="P5">101 <text:s text:c="9"/>◯ <text:s text:c="5"/>◯ <text:s text:c="5"/>◯ <text:s text:c="5"/>◯ <text:s text:c="3"/>◯</text:p>
      <text:p text:style-name="P5">110 <text:s text:c="9"/>◯ <text:s text:c="5"/>◯ <text:s text:c="5"/>◯ <text:s text:c="5"/>◯ <text:s text:c="3"/>◯</text:p>
      <text:p text:style-name="P5">111 <text:s text:c="9"/>◯ <text:s text:c="5"/>◯ <text:s text:c="5"/>◯ <text:s text:c="5"/>◯ <text:s text:c="3"/>◯</text:p>
      <text:p text:style-name="P5"/>
      <text:h text:style-name="Heading_20_2" text:outline-level="2"><text:bookmark-start text:name="__RefHeading___Toc55_2927275139"/><text:soft-page-break/>psi_qubits = [1, 1], N = 2, realign = False:<text:bookmark-end text:name="__RefHeading___Toc55_2927275139"/></text:h>
      <text:p text:style-name="P5">n <text:s text:c="14"/>0 <text:s text:c="5"/>1 <text:s text:c="5"/>2 <text:s text:c="4"/>T</text:p>
      <text:p text:style-name="P5">probability <text:s text:c="2"/>0.5 <text:s text:c="2"/>0.25 <text:s text:c="2"/>0.25 <text:s/>1.00</text:p>
      <text:p text:style-name="P5">00 <text:s text:c="13"/>◯ <text:s/>0.125 <text:s/>0.125 <text:s/>0.25</text:p>
      <text:p text:style-name="P5">01 <text:s text:c="13"/>◯ <text:s/>0.125 <text:s/>0.125 <text:s/>0.25</text:p>
      <text:p text:style-name="P5">10 <text:s text:c="10"/>0.25 <text:s text:c="5"/>◯ <text:s text:c="5"/>◯ <text:s/>0.25</text:p>
      <text:p text:style-name="P5">11 <text:s text:c="10"/>0.25 <text:s text:c="5"/>◯ <text:s text:c="5"/>◯ <text:s/>0.25</text:p>
      <text:p text:style-name="P5"/>
      <text:h text:style-name="Heading_20_2" text:outline-level="2"><text:bookmark-start text:name="__RefHeading___Toc57_2927275139"/>psi_qubits = [1, 1], N = 2, realign = True:<text:bookmark-end text:name="__RefHeading___Toc57_2927275139"/></text:h>
      <text:p text:style-name="P5">n <text:s text:c="14"/>0 <text:s text:c="5"/>1 <text:s text:c="5"/>2 <text:s text:c="3"/>T</text:p>
      <text:p text:style-name="P5">probability <text:s text:c="2"/>0.5 <text:s text:c="2"/>0.25 <text:s text:c="2"/>0.25 <text:s/>1.0</text:p>
      <text:p text:style-name="P5">00 <text:s text:c="10"/>0.25 <text:s/>0.125 <text:s/>0.125 <text:s/>0.5</text:p>
      <text:p text:style-name="P5">01 <text:s text:c="13"/>◯ <text:s text:c="5"/>◯ <text:s text:c="5"/>◯ <text:s text:c="3"/>◯</text:p>
      <text:p text:style-name="P5">10 <text:s text:c="10"/>0.25 <text:s/>0.125 <text:s/>0.125 <text:s/>0.5</text:p>
      <text:p text:style-name="P5">11 <text:s text:c="13"/>◯ <text:s text:c="5"/>◯ <text:s text:c="5"/>◯ <text:s text:c="3"/>◯</text:p>
      <text:p text:style-name="P5"/>
      <text:h text:style-name="Heading_20_2" text:outline-level="2"><text:bookmark-start text:name="__RefHeading___Toc59_2927275139"/>psi_qubits = [1, 1], N = 3, realign = False:<text:bookmark-end text:name="__RefHeading___Toc59_2927275139"/></text:h>
      <text:p text:style-name="P5">n <text:s text:c="15"/>0 <text:s text:c="5"/>1 <text:s text:c="5"/>2 <text:s text:c="5"/>3 <text:s text:c="5"/>T</text:p>
      <text:p text:style-name="P5">probability <text:s text:c="3"/>0.5 <text:s/>0.167 <text:s/>0.167 <text:s/>0.167 <text:s/>1.000</text:p>
      <text:p text:style-name="P5">000 <text:s text:c="13"/>◯ <text:s/>0.042 <text:s/>0.042 <text:s/>0.042 <text:s/>0.125</text:p>
      <text:p text:style-name="P5">001 <text:s text:c="13"/>◯ <text:s/>0.042 <text:s/>0.042 <text:s/>0.042 <text:s/>0.125</text:p>
      <text:p text:style-name="P5">010 <text:s text:c="13"/>◯ <text:s/>0.042 <text:s/>0.042 <text:s/>0.042 <text:s/>0.125</text:p>
      <text:p text:style-name="P5">011 <text:s text:c="13"/>◯ <text:s/>0.042 <text:s/>0.042 <text:s/>0.042 <text:s/>0.125</text:p>
      <text:p text:style-name="P5">100 <text:s text:c="9"/>0.125 <text:s text:c="5"/>◯ <text:s text:c="5"/>◯ <text:s text:c="5"/>◯ <text:s/>0.125</text:p>
      <text:p text:style-name="P5">101 <text:s text:c="9"/>0.125 <text:s text:c="5"/>◯ <text:s text:c="5"/>◯ <text:s text:c="5"/>◯ <text:s/>0.125</text:p>
      <text:p text:style-name="P5">110 <text:s text:c="9"/>0.125 <text:s text:c="5"/>◯ <text:s text:c="5"/>◯ <text:s text:c="5"/>◯ <text:s/>0.125</text:p>
      <text:p text:style-name="P5">111 <text:s text:c="9"/>0.125 <text:s text:c="5"/>◯ <text:s text:c="5"/>◯ <text:s text:c="5"/>◯ <text:s/>0.125</text:p>
      <text:p text:style-name="P5"/>
      <text:h text:style-name="Heading_20_2" text:outline-level="2"><text:bookmark-start text:name="__RefHeading___Toc61_2927275139"/><text:soft-page-break/>psi_qubits = [1, 1], N = 3, realign = True:<text:bookmark-end text:name="__RefHeading___Toc61_2927275139"/></text:h>
      <text:p text:style-name="P5">n <text:s text:c="14"/>0 <text:s text:c="5"/>1 <text:s text:c="5"/>2 <text:s text:c="5"/>3 <text:s text:c="3"/>T</text:p>
      <text:p text:style-name="P5">probability <text:s text:c="2"/>0.5 <text:s/>0.167 <text:s/>0.167 <text:s/>0.167 <text:s/>1.0</text:p>
      <text:p text:style-name="P5">000 <text:s text:c="9"/>0.25 <text:s/>0.083 <text:s/>0.083 <text:s/>0.083 <text:s/>0.5</text:p>
      <text:p text:style-name="P5">001 <text:s text:c="12"/>◯ <text:s text:c="5"/>◯ <text:s text:c="5"/>◯ <text:s text:c="5"/>◯ <text:s text:c="3"/>◯</text:p>
      <text:p text:style-name="P5">010 <text:s text:c="12"/>◯ <text:s text:c="5"/>◯ <text:s text:c="5"/>◯ <text:s text:c="5"/>◯ <text:s text:c="3"/>◯</text:p>
      <text:p text:style-name="P5">011 <text:s text:c="12"/>◯ <text:s text:c="5"/>◯ <text:s text:c="5"/>◯ <text:s text:c="5"/>◯ <text:s text:c="3"/>◯</text:p>
      <text:p text:style-name="P5">100 <text:s text:c="9"/>0.25 <text:s/>0.083 <text:s/>0.083 <text:s/>0.083 <text:s/>0.5</text:p>
      <text:p text:style-name="P5">101 <text:s text:c="12"/>◯ <text:s text:c="5"/>◯ <text:s text:c="5"/>◯ <text:s text:c="5"/>◯ <text:s text:c="3"/>◯</text:p>
      <text:p text:style-name="P5">110 <text:s text:c="12"/>◯ <text:s text:c="5"/>◯ <text:s text:c="5"/>◯ <text:s text:c="5"/>◯ <text:s text:c="3"/>◯</text:p>
      <text:p text:style-name="P5">111 <text:s text:c="12"/>◯ <text:s text:c="5"/>◯ <text:s text:c="5"/>◯ <text:s text:c="5"/>◯ <text:s text:c="3"/>◯</text:p>
      <text:p text:style-name="P5"/>
      <text:p text:style-name="P5"/>
      <text:h text:style-name="P6" text:outline-level="1"><text:bookmark-start text:name="__RefHeading___Toc288_2927275139"/>Photon enters equally<text:bookmark-end text:name="__RefHeading___Toc288_2927275139"/></text:h>
      <text:p text:style-name="P7"/>
      <text:h text:style-name="Heading_20_2" text:outline-level="2"><text:bookmark-start text:name="__RefHeading___Toc290_2927275139"/>psi_qubits = [0, 1], N = 2, realign = False:<text:bookmark-end text:name="__RefHeading___Toc290_2927275139"/></text:h>
      <text:p text:style-name="P7">n <text:s text:c="13"/>0 <text:s/>1 <text:s/>2 <text:s text:c="3"/>T</text:p>
      <text:p text:style-name="P7">probability <text:s/>1.0 <text:s/>◯ <text:s/>◯ <text:s/>1.0</text:p>
      <text:p text:style-name="P7">00 <text:s text:c="12"/>◯ <text:s/>◯ <text:s/>◯ <text:s text:c="3"/>◯</text:p>
      <text:p text:style-name="P7">01 <text:s text:c="12"/>◯ <text:s/>◯ <text:s/>◯ <text:s text:c="3"/>◯</text:p>
      <text:p text:style-name="P7">10 <text:s text:c="12"/>◯ <text:s/>◯ <text:s/>◯ <text:s text:c="3"/>◯</text:p>
      <text:p text:style-name="P7">11 <text:s text:c="10"/>1.0 <text:s/>◯ <text:s/>◯ <text:s/>1.0</text:p>
      <text:p text:style-name="P7"/>
      <text:h text:style-name="Heading_20_2" text:outline-level="2"><text:bookmark-start text:name="__RefHeading___Toc292_2927275139"/>psi_qubits = [0, 1], N = 2, realign = True:<text:bookmark-end text:name="__RefHeading___Toc292_2927275139"/></text:h>
      <text:p text:style-name="P7">n <text:s text:c="13"/>0 <text:s/>1 <text:s/>2 <text:s text:c="3"/>T</text:p>
      <text:p text:style-name="P7">probability <text:s/>1.0 <text:s/>◯ <text:s/>◯ <text:s/>1.0</text:p>
      <text:p text:style-name="P7">00 <text:s text:c="10"/>1.0 <text:s/>◯ <text:s/>◯ <text:s/>1.0</text:p>
      <text:p text:style-name="P7">01 <text:s text:c="12"/>◯ <text:s/>◯ <text:s/>◯ <text:s text:c="3"/>◯</text:p>
      <text:p text:style-name="P7">10 <text:s text:c="12"/>◯ <text:s/>◯ <text:s/>◯ <text:s text:c="3"/>◯</text:p>
      <text:p text:style-name="P7">11 <text:s text:c="12"/>◯ <text:s/>◯ <text:s/>◯ <text:s text:c="3"/>◯</text:p>
      <text:p text:style-name="P7"/>
      <text:h text:style-name="Heading_20_2" text:outline-level="2"><text:bookmark-start text:name="__RefHeading___Toc294_2927275139"/>psi_qubits = [0, 1], N = 3, realign = False:<text:bookmark-end text:name="__RefHeading___Toc294_2927275139"/></text:h>
      <text:p text:style-name="P7">n <text:s text:c="13"/>0 <text:s/>1 <text:s/>2 <text:s/>3 <text:s text:c="3"/>T</text:p>
      <text:p text:style-name="P7">probability <text:s/>1.0 <text:s/>◯ <text:s/>◯ <text:s/>◯ <text:s/>1.0</text:p>
      <text:p text:style-name="P7">000 <text:s text:c="11"/>◯ <text:s/>◯ <text:s/>◯ <text:s/>◯ <text:s text:c="3"/>◯</text:p>
      <text:p text:style-name="P7">001 <text:s text:c="11"/>◯ <text:s/>◯ <text:s/>◯ <text:s/>◯ <text:s text:c="3"/>◯</text:p>
      <text:p text:style-name="P7">010 <text:s text:c="11"/>◯ <text:s/>◯ <text:s/>◯ <text:s/>◯ <text:s text:c="3"/>◯</text:p>
      <text:p text:style-name="P7">011 <text:s text:c="11"/>◯ <text:s/>◯ <text:s/>◯ <text:s/>◯ <text:s text:c="3"/>◯</text:p>
      <text:p text:style-name="P7">100 <text:s text:c="11"/>◯ <text:s/>◯ <text:s/>◯ <text:s/>◯ <text:s text:c="3"/>◯</text:p>
      <text:p text:style-name="P7">101 <text:s text:c="11"/>◯ <text:s/>◯ <text:s/>◯ <text:s/>◯ <text:s text:c="3"/>◯</text:p>
      <text:p text:style-name="P7"><text:soft-page-break/>110 <text:s text:c="11"/>◯ <text:s/>◯ <text:s/>◯ <text:s/>◯ <text:s text:c="3"/>◯</text:p>
      <text:p text:style-name="P7">111 <text:s text:c="9"/>1.0 <text:s/>◯ <text:s/>◯ <text:s/>◯ <text:s/>1.0</text:p>
      <text:p text:style-name="P7"/>
      <text:h text:style-name="Heading_20_2" text:outline-level="2"><text:bookmark-start text:name="__RefHeading___Toc296_2927275139"/>psi_qubits = [0, 1], N = 3, realign = True:<text:bookmark-end text:name="__RefHeading___Toc296_2927275139"/></text:h>
      <text:p text:style-name="P7">n <text:s text:c="13"/>0 <text:s/>1 <text:s/>2 <text:s/>3 <text:s text:c="3"/>T</text:p>
      <text:p text:style-name="P7">probability <text:s/>1.0 <text:s/>◯ <text:s/>◯ <text:s/>◯ <text:s/>1.0</text:p>
      <text:p text:style-name="P7">000 <text:s text:c="9"/>1.0 <text:s/>◯ <text:s/>◯ <text:s/>◯ <text:s/>1.0</text:p>
      <text:p text:style-name="P7">001 <text:s text:c="11"/>◯ <text:s/>◯ <text:s/>◯ <text:s/>◯ <text:s text:c="3"/>◯</text:p>
      <text:p text:style-name="P7">010 <text:s text:c="11"/>◯ <text:s/>◯ <text:s/>◯ <text:s/>◯ <text:s text:c="3"/>◯</text:p>
      <text:p text:style-name="P7">011 <text:s text:c="11"/>◯ <text:s/>◯ <text:s/>◯ <text:s/>◯ <text:s text:c="3"/>◯</text:p>
      <text:p text:style-name="P7">100 <text:s text:c="11"/>◯ <text:s/>◯ <text:s/>◯ <text:s/>◯ <text:s text:c="3"/>◯</text:p>
      <text:p text:style-name="P7">101 <text:s text:c="11"/>◯ <text:s/>◯ <text:s/>◯ <text:s/>◯ <text:s text:c="3"/>◯</text:p>
      <text:p text:style-name="P7">110 <text:s text:c="11"/>◯ <text:s/>◯ <text:s/>◯ <text:s/>◯ <text:s text:c="3"/>◯</text:p>
      <text:p text:style-name="P7">111 <text:s text:c="11"/>◯ <text:s/>◯ <text:s/>◯ <text:s/>◯ <text:s text:c="3"/>◯</text:p>
      <text:p text:style-name="P7"/>
      <text:h text:style-name="Heading_20_2" text:outline-level="2"><text:bookmark-start text:name="__RefHeading___Toc298_2927275139"/>psi_qubits = [1, 0], N = 2, realign = False:<text:bookmark-end text:name="__RefHeading___Toc298_2927275139"/></text:h>
      <text:p text:style-name="P7">n <text:s text:c="11"/>0 <text:s text:c="3"/>1 <text:s/>2 <text:s text:c="3"/>T</text:p>
      <text:p text:style-name="P7">probability <text:s/>◯ <text:s/>1.0 <text:s/>◯ <text:s/>1.0</text:p>
      <text:p text:style-name="P7">00 <text:s text:c="10"/>◯ <text:s/>1.0 <text:s/>◯ <text:s/>1.0</text:p>
      <text:p text:style-name="P7">01 <text:s text:c="10"/>◯ <text:s text:c="3"/>◯ <text:s/>◯ <text:s text:c="3"/>◯</text:p>
      <text:p text:style-name="P7">10 <text:s text:c="10"/>◯ <text:s text:c="3"/>◯ <text:s/>◯ <text:s text:c="3"/>◯</text:p>
      <text:p text:style-name="P7">11 <text:s text:c="10"/>◯ <text:s text:c="3"/>◯ <text:s/>◯ <text:s text:c="3"/>◯</text:p>
      <text:p text:style-name="P7"/>
      <text:h text:style-name="Heading_20_2" text:outline-level="2"><text:bookmark-start text:name="__RefHeading___Toc300_2927275139"/>psi_qubits = [1, 0], N = 2, realign = True:<text:bookmark-end text:name="__RefHeading___Toc300_2927275139"/></text:h>
      <text:p text:style-name="P7">n <text:s text:c="11"/>0 <text:s text:c="3"/>1 <text:s/>2 <text:s text:c="3"/>T</text:p>
      <text:p text:style-name="P7">probability <text:s/>◯ <text:s/>1.0 <text:s/>◯ <text:s/>1.0</text:p>
      <text:p text:style-name="P7">00 <text:s text:c="10"/>◯ <text:s/>1.0 <text:s/>◯ <text:s/>1.0</text:p>
      <text:p text:style-name="P7">01 <text:s text:c="10"/>◯ <text:s text:c="3"/>◯ <text:s/>◯ <text:s text:c="3"/>◯</text:p>
      <text:p text:style-name="P7"><text:soft-page-break/>10 <text:s text:c="10"/>◯ <text:s text:c="3"/>◯ <text:s/>◯ <text:s text:c="3"/>◯</text:p>
      <text:p text:style-name="P7">11 <text:s text:c="10"/>◯ <text:s text:c="3"/>◯ <text:s/>◯ <text:s text:c="3"/>◯</text:p>
      <text:p text:style-name="P7"/>
      <text:h text:style-name="Heading_20_2" text:outline-level="2"><text:bookmark-start text:name="__RefHeading___Toc302_2927275139"/>psi_qubits = [1, 0], N = 3, realign = False:<text:bookmark-end text:name="__RefHeading___Toc302_2927275139"/></text:h>
      <text:p text:style-name="P7">n <text:s text:c="11"/>0 <text:s text:c="3"/>1 <text:s/>2 <text:s/>3 <text:s text:c="3"/>T</text:p>
      <text:p text:style-name="P7">probability <text:s/>◯ <text:s/>1.0 <text:s/>◯ <text:s/>◯ <text:s/>1.0</text:p>
      <text:p text:style-name="P7">000 <text:s text:c="9"/>◯ <text:s/>1.0 <text:s/>◯ <text:s/>◯ <text:s/>1.0</text:p>
      <text:p text:style-name="P7">001 <text:s text:c="9"/>◯ <text:s text:c="3"/>◯ <text:s/>◯ <text:s/>◯ <text:s text:c="3"/>◯</text:p>
      <text:p text:style-name="P7">010 <text:s text:c="9"/>◯ <text:s text:c="3"/>◯ <text:s/>◯ <text:s/>◯ <text:s text:c="3"/>◯</text:p>
      <text:p text:style-name="P7">011 <text:s text:c="9"/>◯ <text:s text:c="3"/>◯ <text:s/>◯ <text:s/>◯ <text:s text:c="3"/>◯</text:p>
      <text:p text:style-name="P7">100 <text:s text:c="9"/>◯ <text:s text:c="3"/>◯ <text:s/>◯ <text:s/>◯ <text:s text:c="3"/>◯</text:p>
      <text:p text:style-name="P7">101 <text:s text:c="9"/>◯ <text:s text:c="3"/>◯ <text:s/>◯ <text:s/>◯ <text:s text:c="3"/>◯</text:p>
      <text:p text:style-name="P7">110 <text:s text:c="9"/>◯ <text:s text:c="3"/>◯ <text:s/>◯ <text:s/>◯ <text:s text:c="3"/>◯</text:p>
      <text:p text:style-name="P7">111 <text:s text:c="9"/>◯ <text:s text:c="3"/>◯ <text:s/>◯ <text:s/>◯ <text:s text:c="3"/>◯</text:p>
      <text:p text:style-name="P7"/>
      <text:h text:style-name="Heading_20_2" text:outline-level="2"><text:bookmark-start text:name="__RefHeading___Toc304_2927275139"/>psi_qubits = [1, 0], N = 3, realign = True:<text:bookmark-end text:name="__RefHeading___Toc304_2927275139"/></text:h>
      <text:p text:style-name="P7">n <text:s text:c="11"/>0 <text:s text:c="3"/>1 <text:s/>2 <text:s/>3 <text:s text:c="3"/>T</text:p>
      <text:p text:style-name="P7">probability <text:s/>◯ <text:s/>1.0 <text:s/>◯ <text:s/>◯ <text:s/>1.0</text:p>
      <text:p text:style-name="P7">000 <text:s text:c="9"/>◯ <text:s/>1.0 <text:s/>◯ <text:s/>◯ <text:s/>1.0</text:p>
      <text:p text:style-name="P7">001 <text:s text:c="9"/>◯ <text:s text:c="3"/>◯ <text:s/>◯ <text:s/>◯ <text:s text:c="3"/>◯</text:p>
      <text:p text:style-name="P7">010 <text:s text:c="9"/>◯ <text:s text:c="3"/>◯ <text:s/>◯ <text:s/>◯ <text:s text:c="3"/>◯</text:p>
      <text:p text:style-name="P7">011 <text:s text:c="9"/>◯ <text:s text:c="3"/>◯ <text:s/>◯ <text:s/>◯ <text:s text:c="3"/>◯</text:p>
      <text:p text:style-name="P7">100 <text:s text:c="9"/>◯ <text:s text:c="3"/>◯ <text:s/>◯ <text:s/>◯ <text:s text:c="3"/>◯</text:p>
      <text:p text:style-name="P7">101 <text:s text:c="9"/>◯ <text:s text:c="3"/>◯ <text:s/>◯ <text:s/>◯ <text:s text:c="3"/>◯</text:p>
      <text:p text:style-name="P7">110 <text:s text:c="9"/>◯ <text:s text:c="3"/>◯ <text:s/>◯ <text:s/>◯ <text:s text:c="3"/>◯</text:p>
      <text:p text:style-name="P7">111 <text:s text:c="9"/>◯ <text:s text:c="3"/>◯ <text:s/>◯ <text:s/>◯ <text:s text:c="3"/>◯</text:p>
      <text:p text:style-name="P7"/>
      <text:h text:style-name="Heading_20_2" text:outline-level="2"><text:bookmark-start text:name="__RefHeading___Toc306_2927275139"/><text:soft-page-break/>psi_qubits = [1, 1], N = 2, realign = False:<text:bookmark-end text:name="__RefHeading___Toc306_2927275139"/></text:h>
      <text:p text:style-name="P7">n <text:s text:c="13"/>0 <text:s text:c="4"/>1 <text:s text:c="4"/>2 <text:s text:c="3"/>T</text:p>
      <text:p text:style-name="P7">probability <text:s/>0.6 <text:s text:c="2"/>0.3 <text:s text:c="2"/>0.1 <text:s/>1.0</text:p>
      <text:p text:style-name="P7">00 <text:s text:c="12"/>◯ <text:s text:c="2"/>0.2 <text:s text:c="4"/>◯ <text:s/>0.2</text:p>
      <text:p text:style-name="P7">01 <text:s text:c="10"/>0.1 <text:s/>0.05 <text:s/>0.05 <text:s/>0.2</text:p>
      <text:p text:style-name="P7">10 <text:s text:c="10"/>0.1 <text:s/>0.05 <text:s/>0.05 <text:s/>0.2</text:p>
      <text:p text:style-name="P7">11 <text:s text:c="10"/>0.4 <text:s text:c="4"/>◯ <text:s text:c="4"/>◯ <text:s/>0.4</text:p>
      <text:p text:style-name="P7"/>
      <text:h text:style-name="Heading_20_2" text:outline-level="2"><text:bookmark-start text:name="__RefHeading___Toc308_2927275139"/>psi_qubits = [1, 1], N = 2, realign = True:<text:bookmark-end text:name="__RefHeading___Toc308_2927275139"/></text:h>
      <text:p text:style-name="P7">n <text:s text:c="13"/>0 <text:s text:c="4"/>1 <text:s text:c="4"/>2 <text:s text:c="3"/>T</text:p>
      <text:p text:style-name="P7">probability <text:s/>0.6 <text:s text:c="2"/>0.3 <text:s text:c="2"/>0.1 <text:s/>1.0</text:p>
      <text:p text:style-name="P7">00 <text:s text:c="10"/>0.4 <text:s text:c="2"/>0.2 <text:s text:c="4"/>◯ <text:s/>0.6</text:p>
      <text:p text:style-name="P7">01 <text:s text:c="10"/>0.1 <text:s/>0.05 <text:s/>0.05 <text:s/>0.2</text:p>
      <text:p text:style-name="P7">10 <text:s text:c="10"/>0.1 <text:s/>0.05 <text:s/>0.05 <text:s/>0.2</text:p>
      <text:p text:style-name="P7">11 <text:s text:c="12"/>◯ <text:s text:c="4"/>◯ <text:s text:c="4"/>◯ <text:s text:c="3"/>◯</text:p>
      <text:p text:style-name="P7"/>
      <text:h text:style-name="Heading_20_2" text:outline-level="2"><text:bookmark-start text:name="__RefHeading___Toc310_2927275139"/>psi_qubits = [1, 1], N = 3, realign = False:<text:bookmark-end text:name="__RefHeading___Toc310_2927275139"/></text:h>
      <text:p text:style-name="P7">n <text:s text:c="15"/>0 <text:s text:c="5"/>1 <text:s text:c="5"/>2 <text:s text:c="5"/>3 <text:s text:c="5"/>T</text:p>
      <text:p text:style-name="P7">probability <text:s/>0.667 <text:s/>0.222 <text:s/>0.056 <text:s/>0.056 <text:s/>1.000</text:p>
      <text:p text:style-name="P7">000 <text:s text:c="13"/>◯ <text:s/>0.083 <text:s text:c="5"/>◯ <text:s text:c="5"/>◯ <text:s/>0.083</text:p>
      <text:p text:style-name="P7">001 <text:s text:c="9"/>0.028 <text:s/>0.037 <text:s/>0.009 <text:s/>0.009 <text:s/>0.083</text:p>
      <text:p text:style-name="P7">010 <text:s text:c="9"/>0.028 <text:s/>0.037 <text:s/>0.009 <text:s/>0.009 <text:s/>0.083</text:p>
      <text:p text:style-name="P7">011 <text:s text:c="9"/>0.111 <text:s/>0.009 <text:s/>0.009 <text:s/>0.009 <text:s/>0.139</text:p>
      <text:p text:style-name="P7">100 <text:s text:c="9"/>0.028 <text:s/>0.037 <text:s/>0.009 <text:s/>0.009 <text:s/>0.083</text:p>
      <text:p text:style-name="P7">101 <text:s text:c="9"/>0.111 <text:s/>0.009 <text:s/>0.009 <text:s/>0.009 <text:s/>0.139</text:p>
      <text:p text:style-name="P7">110 <text:s text:c="9"/>0.111 <text:s/>0.009 <text:s/>0.009 <text:s/>0.009 <text:s/>0.139</text:p>
      <text:p text:style-name="P7">111 <text:s text:c="10"/>0.25 <text:s text:c="5"/>◯ <text:s text:c="5"/>◯ <text:s text:c="5"/>◯ <text:s/>0.250</text:p>
      <text:p text:style-name="P7"/>
      <text:h text:style-name="Heading_20_2" text:outline-level="2"><text:bookmark-start text:name="__RefHeading___Toc312_2927275139"/><text:soft-page-break/>psi_qubits = [1, 1], N = 3, realign = True:<text:bookmark-end text:name="__RefHeading___Toc312_2927275139"/></text:h>
      <text:p text:style-name="P7">n <text:s text:c="15"/>0 <text:s text:c="5"/>1 <text:s text:c="5"/>2 <text:s text:c="5"/>3 <text:s text:c="5"/>T</text:p>
      <text:p text:style-name="P7">probability <text:s/>0.667 <text:s/>0.222 <text:s/>0.056 <text:s/>0.056 <text:s text:c="3"/>1.0</text:p>
      <text:p text:style-name="P7">000 <text:s text:c="11"/>0.5 <text:s/>0.167 <text:s text:c="5"/>◯ <text:s text:c="5"/>◯ <text:s/>0.667</text:p>
      <text:p text:style-name="P7">001 <text:s text:c="9"/>0.056 <text:s/>0.019 <text:s/>0.019 <text:s/>0.019 <text:s/>0.111</text:p>
      <text:p text:style-name="P7">010 <text:s text:c="9"/>0.056 <text:s/>0.019 <text:s/>0.019 <text:s/>0.019 <text:s/>0.111</text:p>
      <text:p text:style-name="P7">011 <text:s text:c="13"/>◯ <text:s text:c="5"/>◯ <text:s text:c="5"/>◯ <text:s text:c="5"/>◯ <text:s text:c="5"/>◯</text:p>
      <text:p text:style-name="P7">100 <text:s text:c="9"/>0.056 <text:s/>0.019 <text:s/>0.019 <text:s/>0.019 <text:s/>0.111</text:p>
      <text:p text:style-name="P7">101 <text:s text:c="13"/>◯ <text:s text:c="5"/>◯ <text:s text:c="5"/>◯ <text:s text:c="5"/>◯ <text:s text:c="5"/>◯</text:p>
      <text:p text:style-name="P7">110 <text:s text:c="13"/>◯ <text:s text:c="5"/>◯ <text:s text:c="5"/>◯ <text:s text:c="5"/>◯ <text:s text:c="5"/>◯</text:p>
      <text:p text:style-name="P7">111 <text:s text:c="13"/>◯ <text:s text:c="5"/>◯ <text:s text:c="5"/>◯ <text:s text:c="5"/>◯ <text:s text:c="5"/>◯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3:54:55.947748200</meta:creation-date>
    <dc:date>2025-07-20T14:10:08.349629100</dc:date>
    <meta:editing-duration>PT15M12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1" meta:paragraph-count="245" meta:word-count="1603" meta:character-count="8807" meta:non-whitespace-character-count="4067"/>
  </office:meta>
</office:document-meta>
</file>